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74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22">
      <style:text-properties fo:font-size="12pt" style:font-size-asian="12pt" style:font-size-complex="12pt"/>
    </style:style>
    <style:style style:name="ce10" style:family="table-cell" style:parent-style-name="Default" style:data-style-name="N122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ext-properties fo:font-size="12pt" style:font-size-asian="12pt" style:font-size-complex="12pt"/>
    </style:style>
    <style:style style:name="ce11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213" table:style-name="ta1">
        <table:shapes>
          <draw:frame draw:z-index="0" draw:style-name="gr1" draw:text-style-name="P1" svg:width="453.51pt" svg:height="255.09pt" svg:x="349.06pt" svg:y="403.34pt">
            <draw:object draw:notify-on-update-of-ranges="NE213.A4:NE213.A23 NE213.B4:NE213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894.44pt" svg:y="395.09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832.82pt" svg:y="396.68pt">
            <draw:object draw:notify-on-update-of-ranges="NE213.A5:NE213.A23 NE213.E5:NE213.E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561.97pt" svg:height="362.15pt" svg:x="410.26pt" svg:y="29.99pt">
            <draw:object draw:notify-on-update-of-ranges="NE213.A4:NE213.A23 NE213.D4:NE213.D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NE-213 cup detector</text:p>
          </table:table-cell>
          <table:table-cell table:number-columns-repeated="3"/>
          <table:table-cell table:style-name="ce13" office:value-type="string" calcext:value-type="string">
            <text:p>del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Bias V</text:p>
          </table:table-cell>
          <table:table-cell table:style-name="ce8" office:value-type="string" calcext:value-type="string">
            <text:p>current uA</text:p>
          </table:table-cell>
          <table:table-cell table:style-name="ce8" office:value-type="string" calcext:value-type="string">
            <text:p>counts</text:p>
          </table:table-cell>
          <table:table-cell table:style-name="ce12" office:value-type="string" calcext:value-type="string">
            <text:p>rate /s</text:p>
          </table:table-cell>
          <table:table-cell table:style-name="ce14" office:value-type="string" calcext:value-type="string">
            <text:p>(rate of change)</text:p>
          </table:table-cell>
          <table:table-cell table:number-columns-repeated="1019"/>
        </table:table-row>
        <table:table-row table:style-name="ro1">
          <table:table-cell table:style-name="ce9" office:value-type="float" office:value="1400.2" calcext:value-type="float">
            <text:p>1400.2</text:p>
          </table:table-cell>
          <table:table-cell table:style-name="ce4" office:value-type="float" office:value="182.45" calcext:value-type="float">
            <text:p>182.45</text:p>
          </table:table-cell>
          <table:table-cell office:value-type="float" office:value="249" calcext:value-type="float">
            <text:p>249</text:p>
          </table:table-cell>
          <table:table-cell table:style-name="ce4" table:formula="of:=[.C4]/180" office:value-type="float" office:value="1.38333333333333" calcext:value-type="float">
            <text:p>1.3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9" office:value-type="float" office:value="1450.2" calcext:value-type="float">
            <text:p>1450.2</text:p>
          </table:table-cell>
          <table:table-cell table:style-name="ce4" office:value-type="float" office:value="192" calcext:value-type="float">
            <text:p>192.00</text:p>
          </table:table-cell>
          <table:table-cell office:value-type="float" office:value="505" calcext:value-type="float">
            <text:p>505</text:p>
          </table:table-cell>
          <table:table-cell table:style-name="ce4" table:formula="of:=[.C5]/180" office:value-type="float" office:value="2.80555555555556" calcext:value-type="float">
            <text:p>2.81</text:p>
          </table:table-cell>
          <table:table-cell table:style-name="ce4" table:formula="of:=[.D5]-[.D4]" office:value-type="float" office:value="1.42222222222222" calcext:value-type="float">
            <text:p>1.42</text:p>
          </table:table-cell>
          <table:table-cell table:number-columns-repeated="1019"/>
        </table:table-row>
        <table:table-row table:style-name="ro1">
          <table:table-cell table:style-name="ce9" office:value-type="float" office:value="1500.2" calcext:value-type="float">
            <text:p>1500.2</text:p>
          </table:table-cell>
          <table:table-cell table:style-name="ce4" office:value-type="float" office:value="201.6" calcext:value-type="float">
            <text:p>201.60</text:p>
          </table:table-cell>
          <table:table-cell office:value-type="float" office:value="1156" calcext:value-type="float">
            <text:p>1156</text:p>
          </table:table-cell>
          <table:table-cell table:style-name="ce4" table:formula="of:=[.C6]/180" office:value-type="float" office:value="6.42222222222222" calcext:value-type="float">
            <text:p>6.42</text:p>
          </table:table-cell>
          <table:table-cell table:style-name="ce4" table:formula="of:=[.D6]-[.D5]" office:value-type="float" office:value="3.61666666666667" calcext:value-type="float">
            <text:p>3.62</text:p>
          </table:table-cell>
          <table:table-cell table:number-columns-repeated="1019"/>
        </table:table-row>
        <table:table-row table:style-name="ro1">
          <table:table-cell table:style-name="ce10" office:value-type="float" office:value="1550.2" calcext:value-type="float">
            <text:p>1550.2</text:p>
          </table:table-cell>
          <table:table-cell table:style-name="ce4" office:value-type="float" office:value="211.2" calcext:value-type="float">
            <text:p>211.20</text:p>
          </table:table-cell>
          <table:table-cell office:value-type="float" office:value="2817" calcext:value-type="float">
            <text:p>2817</text:p>
          </table:table-cell>
          <table:table-cell table:style-name="ce4" table:formula="of:=[.C7]/180" office:value-type="float" office:value="15.65" calcext:value-type="float">
            <text:p>15.65</text:p>
          </table:table-cell>
          <table:table-cell table:style-name="ce4" table:formula="of:=[.D7]-[.D6]" office:value-type="float" office:value="9.22777777777778" calcext:value-type="float">
            <text:p>9.23</text:p>
          </table:table-cell>
          <table:table-cell table:number-columns-repeated="1019"/>
        </table:table-row>
        <table:table-row table:style-name="ro1">
          <table:table-cell table:style-name="ce9" office:value-type="float" office:value="1575.2" calcext:value-type="float">
            <text:p>1575.2</text:p>
          </table:table-cell>
          <table:table-cell table:style-name="ce4" office:value-type="float" office:value="216" calcext:value-type="float">
            <text:p>216.00</text:p>
          </table:table-cell>
          <table:table-cell office:value-type="float" office:value="10619" calcext:value-type="float">
            <text:p>10619</text:p>
          </table:table-cell>
          <table:table-cell table:style-name="ce4" table:formula="of:=[.C8]/180" office:value-type="float" office:value="58.9944444444445" calcext:value-type="float">
            <text:p>58.99</text:p>
          </table:table-cell>
          <table:table-cell table:style-name="ce4" table:formula="of:=[.D8]-[.D7]" office:value-type="float" office:value="43.3444444444445" calcext:value-type="float">
            <text:p>43.34</text:p>
          </table:table-cell>
          <table:table-cell table:number-columns-repeated="1019"/>
        </table:table-row>
        <table:table-row table:style-name="ro1">
          <table:table-cell table:style-name="ce9" office:value-type="float" office:value="1600.2" calcext:value-type="float">
            <text:p>1600.2</text:p>
          </table:table-cell>
          <table:table-cell table:style-name="ce4" office:value-type="float" office:value="220.75" calcext:value-type="float">
            <text:p>220.75</text:p>
          </table:table-cell>
          <table:table-cell office:value-type="float" office:value="56483" calcext:value-type="float">
            <text:p>56483</text:p>
          </table:table-cell>
          <table:table-cell table:style-name="ce4" table:formula="of:=[.C9]/180" office:value-type="float" office:value="313.794444444444" calcext:value-type="float">
            <text:p>313.79</text:p>
          </table:table-cell>
          <table:table-cell table:style-name="ce4" table:formula="of:=[.D9]-[.D8]" office:value-type="float" office:value="254.8" calcext:value-type="float">
            <text:p>254.80</text:p>
          </table:table-cell>
          <table:table-cell table:number-columns-repeated="1019"/>
        </table:table-row>
        <table:table-row table:style-name="ro1">
          <table:table-cell table:style-name="ce9" office:value-type="float" office:value="1650.2" calcext:value-type="float">
            <text:p>1650.2</text:p>
          </table:table-cell>
          <table:table-cell table:style-name="ce4" office:value-type="float" office:value="230.25" calcext:value-type="float">
            <text:p>230.25</text:p>
          </table:table-cell>
          <table:table-cell office:value-type="float" office:value="343126" calcext:value-type="float">
            <text:p>343126</text:p>
          </table:table-cell>
          <table:table-cell table:style-name="ce4" table:formula="of:=[.C10]/180" office:value-type="float" office:value="1906.25555555556" calcext:value-type="float">
            <text:p>1906.26</text:p>
          </table:table-cell>
          <table:table-cell table:style-name="ce4" table:formula="of:=[.D10]-[.D9]" office:value-type="float" office:value="1592.46111111111" calcext:value-type="float">
            <text:p>1592.46</text:p>
          </table:table-cell>
          <table:table-cell table:number-columns-repeated="1019"/>
        </table:table-row>
        <table:table-row table:style-name="ro1">
          <table:table-cell table:style-name="ce9" office:value-type="float" office:value="1700.2" calcext:value-type="float">
            <text:p>1700.2</text:p>
          </table:table-cell>
          <table:table-cell table:style-name="ce4" office:value-type="float" office:value="239.8" calcext:value-type="float">
            <text:p>239.80</text:p>
          </table:table-cell>
          <table:table-cell office:value-type="float" office:value="624499" calcext:value-type="float">
            <text:p>624499</text:p>
          </table:table-cell>
          <table:table-cell table:style-name="ce4" table:formula="of:=[.C11]/180" office:value-type="float" office:value="3469.43888888889" calcext:value-type="float">
            <text:p>3469.44</text:p>
          </table:table-cell>
          <table:table-cell table:style-name="ce4" table:formula="of:=[.D11]-[.D10]" office:value-type="float" office:value="1563.18333333333" calcext:value-type="float">
            <text:p>1563.18</text:p>
          </table:table-cell>
          <table:table-cell table:number-columns-repeated="1019"/>
        </table:table-row>
        <table:table-row table:style-name="ro1">
          <table:table-cell table:style-name="ce9" office:value-type="float" office:value="1750.2" calcext:value-type="float">
            <text:p>1750.2</text:p>
          </table:table-cell>
          <table:table-cell table:style-name="ce4" office:value-type="float" office:value="249.35" calcext:value-type="float">
            <text:p>249.35</text:p>
          </table:table-cell>
          <table:table-cell office:value-type="float" office:value="813343" calcext:value-type="float">
            <text:p>813343</text:p>
          </table:table-cell>
          <table:table-cell table:style-name="ce4" table:formula="of:=[.C12]/180" office:value-type="float" office:value="4518.57222222222" calcext:value-type="float">
            <text:p>4518.57</text:p>
          </table:table-cell>
          <table:table-cell table:style-name="ce4" table:formula="of:=[.D12]-[.D11]" office:value-type="float" office:value="1049.13333333333" calcext:value-type="float">
            <text:p>1049.13</text:p>
          </table:table-cell>
          <table:table-cell table:number-columns-repeated="1019"/>
        </table:table-row>
        <table:table-row table:style-name="ro1">
          <table:table-cell table:style-name="ce9" office:value-type="float" office:value="1800.2" calcext:value-type="float">
            <text:p>1800.2</text:p>
          </table:table-cell>
          <table:table-cell table:style-name="ce4" office:value-type="float" office:value="258.9" calcext:value-type="float">
            <text:p>258.90</text:p>
          </table:table-cell>
          <table:table-cell office:value-type="float" office:value="954277" calcext:value-type="float">
            <text:p>954277</text:p>
          </table:table-cell>
          <table:table-cell table:style-name="ce4" table:formula="of:=[.C13]/180" office:value-type="float" office:value="5301.53888888889" calcext:value-type="float">
            <text:p>5301.54</text:p>
          </table:table-cell>
          <table:table-cell table:style-name="ce4" table:formula="of:=[.D13]-[.D12]" office:value-type="float" office:value="782.966666666667" calcext:value-type="float">
            <text:p>782.97</text:p>
          </table:table-cell>
          <table:table-cell table:number-columns-repeated="1019"/>
        </table:table-row>
        <table:table-row table:style-name="ro1">
          <table:table-cell table:style-name="ce9" office:value-type="float" office:value="1850.2" calcext:value-type="float">
            <text:p>1850.2</text:p>
          </table:table-cell>
          <table:table-cell table:style-name="ce4" office:value-type="float" office:value="268.45" calcext:value-type="float">
            <text:p>268.45</text:p>
          </table:table-cell>
          <table:table-cell office:value-type="float" office:value="1068291" calcext:value-type="float">
            <text:p>1068291</text:p>
          </table:table-cell>
          <table:table-cell table:style-name="ce4" table:formula="of:=[.C14]/180" office:value-type="float" office:value="5934.95" calcext:value-type="float">
            <text:p>5934.95</text:p>
          </table:table-cell>
          <table:table-cell table:style-name="ce4" table:formula="of:=[.D14]-[.D13]" office:value-type="float" office:value="633.411111111111" calcext:value-type="float">
            <text:p>633.41</text:p>
          </table:table-cell>
          <table:table-cell table:number-columns-repeated="1019"/>
        </table:table-row>
        <table:table-row table:style-name="ro1">
          <table:table-cell table:style-name="ce9" office:value-type="float" office:value="1900.4" calcext:value-type="float">
            <text:p>1900.4</text:p>
          </table:table-cell>
          <table:table-cell table:style-name="ce4" office:value-type="float" office:value="277.95" calcext:value-type="float">
            <text:p>277.95</text:p>
          </table:table-cell>
          <table:table-cell office:value-type="float" office:value="1156331" calcext:value-type="float">
            <text:p>1156331</text:p>
          </table:table-cell>
          <table:table-cell table:style-name="ce4" table:formula="of:=[.C15]/180" office:value-type="float" office:value="6424.06111111111" calcext:value-type="float">
            <text:p>6424.06</text:p>
          </table:table-cell>
          <table:table-cell table:style-name="ce4" table:formula="of:=[.D15]-[.D14]" office:value-type="float" office:value="489.111111111111" calcext:value-type="float">
            <text:p>489.11</text:p>
          </table:table-cell>
          <table:table-cell table:number-columns-repeated="1019"/>
        </table:table-row>
        <table:table-row table:style-name="ro1">
          <table:table-cell table:style-name="ce9" office:value-type="float" office:value="1950.4" calcext:value-type="float">
            <text:p>1950.4</text:p>
          </table:table-cell>
          <table:table-cell table:style-name="ce4" office:value-type="float" office:value="287.7" calcext:value-type="float">
            <text:p>287.70</text:p>
          </table:table-cell>
          <table:table-cell office:value-type="float" office:value="1240492" calcext:value-type="float">
            <text:p>1240492</text:p>
          </table:table-cell>
          <table:table-cell table:style-name="ce4" table:formula="of:=[.C16]/180" office:value-type="float" office:value="6891.62222222222" calcext:value-type="float">
            <text:p>6891.62</text:p>
          </table:table-cell>
          <table:table-cell table:style-name="ce4" table:formula="of:=[.D16]-[.D15]" office:value-type="float" office:value="467.561111111111" calcext:value-type="float">
            <text:p>467.56</text:p>
          </table:table-cell>
          <table:table-cell table:number-columns-repeated="1019"/>
        </table:table-row>
        <table:table-row table:style-name="ro1">
          <table:table-cell table:style-name="ce9" office:value-type="float" office:value="2000.2" calcext:value-type="float">
            <text:p>2000.2</text:p>
          </table:table-cell>
          <table:table-cell table:style-name="ce4" office:value-type="float" office:value="297.3" calcext:value-type="float">
            <text:p>297.30</text:p>
          </table:table-cell>
          <table:table-cell office:value-type="float" office:value="1306375" calcext:value-type="float">
            <text:p>1306375</text:p>
          </table:table-cell>
          <table:table-cell table:style-name="ce4" table:formula="of:=[.C17]/180" office:value-type="float" office:value="7257.63888888889" calcext:value-type="float">
            <text:p>7257.64</text:p>
          </table:table-cell>
          <table:table-cell table:style-name="ce4" table:formula="of:=[.D17]-[.D16]" office:value-type="float" office:value="366.016666666666" calcext:value-type="float">
            <text:p>366.02</text:p>
          </table:table-cell>
          <table:table-cell table:number-columns-repeated="1019"/>
        </table:table-row>
        <table:table-row table:style-name="ro1">
          <table:table-cell table:style-name="ce9" office:value-type="float" office:value="2050.4" calcext:value-type="float">
            <text:p>2050.4</text:p>
          </table:table-cell>
          <table:table-cell table:style-name="ce4" office:value-type="float" office:value="306.9" calcext:value-type="float">
            <text:p>306.90</text:p>
          </table:table-cell>
          <table:table-cell office:value-type="float" office:value="1334456" calcext:value-type="float">
            <text:p>1334456</text:p>
          </table:table-cell>
          <table:table-cell table:style-name="ce4" table:formula="of:=[.C18]/180" office:value-type="float" office:value="7413.64444444444" calcext:value-type="float">
            <text:p>7413.64</text:p>
          </table:table-cell>
          <table:table-cell table:style-name="ce4" table:formula="of:=[.D18]-[.D17]" office:value-type="float" office:value="156.005555555555" calcext:value-type="float">
            <text:p>156.01</text:p>
          </table:table-cell>
          <table:table-cell table:number-columns-repeated="1019"/>
        </table:table-row>
        <table:table-row table:style-name="ro1">
          <table:table-cell table:style-name="ce9" office:value-type="float" office:value="2100.4" calcext:value-type="float">
            <text:p>2100.4</text:p>
          </table:table-cell>
          <table:table-cell table:style-name="ce4" office:value-type="float" office:value="316.55" calcext:value-type="float">
            <text:p>316.55</text:p>
          </table:table-cell>
          <table:table-cell office:value-type="float" office:value="1396126" calcext:value-type="float">
            <text:p>1396126</text:p>
          </table:table-cell>
          <table:table-cell table:style-name="ce4" table:formula="of:=[.C19]/180" office:value-type="float" office:value="7756.25555555556" calcext:value-type="float">
            <text:p>7756.26</text:p>
          </table:table-cell>
          <table:table-cell table:style-name="ce4" table:formula="of:=[.D19]-[.D18]" office:value-type="float" office:value="342.611111111111" calcext:value-type="float">
            <text:p>342.61</text:p>
          </table:table-cell>
          <table:table-cell table:number-columns-repeated="1019"/>
        </table:table-row>
        <table:table-row table:style-name="ro1">
          <table:table-cell table:style-name="ce9" office:value-type="float" office:value="2150.4" calcext:value-type="float">
            <text:p>2150.4</text:p>
          </table:table-cell>
          <table:table-cell table:style-name="ce4" office:value-type="float" office:value="326.2" calcext:value-type="float">
            <text:p>326.20</text:p>
          </table:table-cell>
          <table:table-cell office:value-type="float" office:value="1467171" calcext:value-type="float">
            <text:p>1467171</text:p>
          </table:table-cell>
          <table:table-cell table:style-name="ce4" table:formula="of:=[.C20]/180" office:value-type="float" office:value="8150.95" calcext:value-type="float">
            <text:p>8150.95</text:p>
          </table:table-cell>
          <table:table-cell table:style-name="ce4" table:formula="of:=[.D20]-[.D19]" office:value-type="float" office:value="394.694444444444" calcext:value-type="float">
            <text:p>394.69</text:p>
          </table:table-cell>
          <table:table-cell table:number-columns-repeated="1019"/>
        </table:table-row>
        <table:table-row table:style-name="ro1">
          <table:table-cell table:style-name="ce9" office:value-type="float" office:value="2200.4" calcext:value-type="float">
            <text:p>2200.4</text:p>
          </table:table-cell>
          <table:table-cell table:style-name="ce4" office:value-type="float" office:value="336.05" calcext:value-type="float">
            <text:p>336.05</text:p>
          </table:table-cell>
          <table:table-cell office:value-type="float" office:value="1524339" calcext:value-type="float">
            <text:p>1524339</text:p>
          </table:table-cell>
          <table:table-cell table:style-name="ce4" table:formula="of:=[.C21]/180" office:value-type="float" office:value="8468.55" calcext:value-type="float">
            <text:p>8468.55</text:p>
          </table:table-cell>
          <table:table-cell table:style-name="ce4" table:formula="of:=[.D21]-[.D20]" office:value-type="float" office:value="317.599999999999" calcext:value-type="float">
            <text:p>317.60</text:p>
          </table:table-cell>
          <table:table-cell table:number-columns-repeated="1019"/>
        </table:table-row>
        <table:table-row table:style-name="ro1">
          <table:table-cell office:value-type="float" office:value="2250.4" calcext:value-type="float">
            <text:p>2250.4</text:p>
          </table:table-cell>
          <table:table-cell office:value-type="float" office:value="345.55" calcext:value-type="float">
            <text:p>345.55</text:p>
          </table:table-cell>
          <table:table-cell office:value-type="float" office:value="1607037" calcext:value-type="float">
            <text:p>1607037</text:p>
          </table:table-cell>
          <table:table-cell table:style-name="ce4" table:formula="of:=[.C22]/180" office:value-type="float" office:value="8927.98333333333" calcext:value-type="float">
            <text:p>8927.98</text:p>
          </table:table-cell>
          <table:table-cell table:style-name="ce4" table:formula="of:=[.D22]-[.D21]" office:value-type="float" office:value="459.433333333334" calcext:value-type="float">
            <text:p>459.43</text:p>
          </table:table-cell>
          <table:table-cell table:number-columns-repeated="1019"/>
        </table:table-row>
        <table:table-row table:style-name="ro1">
          <table:table-cell office:value-type="float" office:value="2300.4" calcext:value-type="float">
            <text:p>2300.4</text:p>
          </table:table-cell>
          <table:table-cell office:value-type="float" office:value="355.05" calcext:value-type="float">
            <text:p>355.05</text:p>
          </table:table-cell>
          <table:table-cell office:value-type="float" office:value="1690206" calcext:value-type="float">
            <text:p>1690206</text:p>
          </table:table-cell>
          <table:table-cell table:style-name="ce4" table:formula="of:=[.C23]/180" office:value-type="float" office:value="9390.03333333333" calcext:value-type="float">
            <text:p>9390.03</text:p>
          </table:table-cell>
          <table:table-cell table:style-name="ce4" table:formula="of:=[.D23]-[.D22]" office:value-type="float" office:value="462.049999999999" calcext:value-type="float">
            <text:p>462.05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Set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ual scaler</text:p>
          </table:table-cell>
          <table:table-cell office:value-type="string" calcext:value-type="string">
            <text:p>CAEN N1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PS 7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D threshold</text:p>
          </table:table-cell>
          <table:table-cell office:value-type="string" calcext:value-type="string">
            <text:p>25 m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time</text:p>
          </table:table-cell>
          <table:table-cell office:value-type="string" calcext:value-type="string">
            <text:p>3 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s-137 (662 keV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NE-213 “cup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supply</text:p>
          </table:table-cell>
          <table:table-cell office:value-type="string" calcext:value-type="string">
            <text:p>CAEN 4ch NIM/Desktop programm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limit</text:p>
          </table:table-cell>
          <table:table-cell office:value-type="string" calcext:value-type="string">
            <text:p>360 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style-name="ce11" office:value-type="date" office:date-value="2019-03-15" calcext:value-type="date">
            <text:p>2019-03-15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J305" table:style-name="ta1">
        <table:shapes>
          <draw:frame draw:z-index="0" draw:style-name="gr1" draw:text-style-name="P1" svg:width="453.51pt" svg:height="255.09pt" svg:x="349.06pt" svg:y="403.34pt">
            <draw:object draw:notify-on-update-of-ranges="EJ305.A4:EJ305.A23 EJ305.B4:EJ305.B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894.44pt" svg:y="395.09pt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832.82pt" svg:y="396.68pt">
            <draw:object draw:notify-on-update-of-ranges="EJ305.A5:EJ305.A23 EJ305.E5:EJ305.E2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561.97pt" svg:height="362.15pt" svg:x="407.91pt" svg:y="15.73pt">
            <draw:object draw:notify-on-update-of-ranges="EJ305.A4:EJ305.A23 EJ305.D4:EJ305.D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EJ-305 cup detector</text:p>
          </table:table-cell>
          <table:table-cell table:number-columns-repeated="3"/>
          <table:table-cell table:style-name="ce13" office:value-type="string" calcext:value-type="string">
            <text:p>delt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Bias V</text:p>
          </table:table-cell>
          <table:table-cell table:style-name="ce8" office:value-type="string" calcext:value-type="string">
            <text:p>current uA</text:p>
          </table:table-cell>
          <table:table-cell table:style-name="ce8" office:value-type="string" calcext:value-type="string">
            <text:p>counts</text:p>
          </table:table-cell>
          <table:table-cell table:style-name="ce12" office:value-type="string" calcext:value-type="string">
            <text:p>rate /s</text:p>
          </table:table-cell>
          <table:table-cell table:style-name="ce14" office:value-type="string" calcext:value-type="string">
            <text:p>(rate of change)</text:p>
          </table:table-cell>
          <table:table-cell table:number-columns-repeated="1019"/>
        </table:table-row>
        <table:table-row table:style-name="ro1">
          <table:table-cell table:style-name="ce9" office:value-type="float" office:value="1400.2" calcext:value-type="float">
            <text:p>1400.2</text:p>
          </table:table-cell>
          <table:table-cell table:style-name="ce4" office:value-type="float" office:value="184.9" calcext:value-type="float">
            <text:p>184.90</text:p>
          </table:table-cell>
          <table:table-cell table:style-name="ce26" office:value-type="float" office:value="2251" calcext:value-type="float">
            <text:p>2251</text:p>
          </table:table-cell>
          <table:table-cell table:style-name="ce4" table:formula="of:=[.C4]/180" office:value-type="float" office:value="12.5055555555556" calcext:value-type="float">
            <text:p>12.51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float" office:value="1425.2" calcext:value-type="float">
            <text:p>1425.2</text:p>
          </table:table-cell>
          <table:table-cell table:style-name="ce4" office:value-type="float" office:value="189.7" calcext:value-type="float">
            <text:p>189.70</text:p>
          </table:table-cell>
          <table:table-cell office:value-type="float" office:value="21685" calcext:value-type="float">
            <text:p>21685</text:p>
          </table:table-cell>
          <table:table-cell table:style-name="ce4" table:formula="of:=[.C5]/180" office:value-type="float" office:value="120.472222222222" calcext:value-type="float">
            <text:p>120.47</text:p>
          </table:table-cell>
          <table:table-cell table:style-name="ce4" table:formula="of:=[.D5]-[.D4]" office:value-type="float" office:value="107.966666666667" calcext:value-type="float">
            <text:p>107.97</text:p>
          </table:table-cell>
          <table:table-cell table:number-columns-repeated="1019"/>
        </table:table-row>
        <table:table-row table:style-name="ro1">
          <table:table-cell table:style-name="ce9" office:value-type="float" office:value="1450.2" calcext:value-type="float">
            <text:p>1450.2</text:p>
          </table:table-cell>
          <table:table-cell table:style-name="ce4" office:value-type="float" office:value="194.4" calcext:value-type="float">
            <text:p>194.40</text:p>
          </table:table-cell>
          <table:table-cell table:style-name="ce26" office:value-type="float" office:value="164768" calcext:value-type="float">
            <text:p>164768</text:p>
          </table:table-cell>
          <table:table-cell table:style-name="ce4" table:formula="of:=[.C6]/180" office:value-type="float" office:value="915.377777777778" calcext:value-type="float">
            <text:p>915.38</text:p>
          </table:table-cell>
          <table:table-cell table:style-name="ce4" table:formula="of:=[.D6]-[.D5]" office:value-type="float" office:value="794.905555555556" calcext:value-type="float">
            <text:p>794.91</text:p>
          </table:table-cell>
          <table:table-cell table:number-columns-repeated="1019"/>
        </table:table-row>
        <table:table-row table:style-name="ro1">
          <table:table-cell table:style-name="ce9" office:value-type="float" office:value="1500.2" calcext:value-type="float">
            <text:p>1500.2</text:p>
          </table:table-cell>
          <table:table-cell table:style-name="ce4" office:value-type="float" office:value="203.9" calcext:value-type="float">
            <text:p>203.90</text:p>
          </table:table-cell>
          <table:table-cell table:style-name="ce26" office:value-type="float" office:value="538346" calcext:value-type="float">
            <text:p>538346</text:p>
          </table:table-cell>
          <table:table-cell table:style-name="ce4" table:formula="of:=[.C7]/180" office:value-type="float" office:value="2990.81111111111" calcext:value-type="float">
            <text:p>2990.81</text:p>
          </table:table-cell>
          <table:table-cell table:style-name="ce4" table:formula="of:=[.D7]-[.D6]" office:value-type="float" office:value="2075.43333333333" calcext:value-type="float">
            <text:p>2075.43</text:p>
          </table:table-cell>
          <table:table-cell table:number-columns-repeated="1019"/>
        </table:table-row>
        <table:table-row table:style-name="ro1">
          <table:table-cell table:style-name="ce10" office:value-type="float" office:value="1550.2" calcext:value-type="float">
            <text:p>1550.2</text:p>
          </table:table-cell>
          <table:table-cell table:style-name="ce4" office:value-type="float" office:value="213.45" calcext:value-type="float">
            <text:p>213.45</text:p>
          </table:table-cell>
          <table:table-cell table:style-name="ce26" office:value-type="float" office:value="771593" calcext:value-type="float">
            <text:p>771593</text:p>
          </table:table-cell>
          <table:table-cell table:style-name="ce4" table:formula="of:=[.C8]/180" office:value-type="float" office:value="4286.62777777778" calcext:value-type="float">
            <text:p>4286.63</text:p>
          </table:table-cell>
          <table:table-cell table:style-name="ce4" table:formula="of:=[.D8]-[.D7]" office:value-type="float" office:value="1295.81666666667" calcext:value-type="float">
            <text:p>1295.82</text:p>
          </table:table-cell>
          <table:table-cell table:number-columns-repeated="1019"/>
        </table:table-row>
        <table:table-row table:style-name="ro1">
          <table:table-cell table:style-name="ce9" office:value-type="float" office:value="1600.2" calcext:value-type="float">
            <text:p>1600.2</text:p>
          </table:table-cell>
          <table:table-cell table:style-name="ce4" office:value-type="float" office:value="223" calcext:value-type="float">
            <text:p>223.00</text:p>
          </table:table-cell>
          <table:table-cell table:style-name="ce26" office:value-type="float" office:value="935181" calcext:value-type="float">
            <text:p>935181</text:p>
          </table:table-cell>
          <table:table-cell table:style-name="ce4" table:formula="of:=[.C9]/180" office:value-type="float" office:value="5195.45" calcext:value-type="float">
            <text:p>5195.45</text:p>
          </table:table-cell>
          <table:table-cell table:style-name="ce4" table:formula="of:=[.D9]-[.D8]" office:value-type="float" office:value="908.822222222222" calcext:value-type="float">
            <text:p>908.82</text:p>
          </table:table-cell>
          <table:table-cell table:number-columns-repeated="1019"/>
        </table:table-row>
        <table:table-row table:style-name="ro1">
          <table:table-cell table:style-name="ce9" office:value-type="float" office:value="1650.2" calcext:value-type="float">
            <text:p>1650.2</text:p>
          </table:table-cell>
          <table:table-cell table:style-name="ce4" office:value-type="float" office:value="232.5" calcext:value-type="float">
            <text:p>232.50</text:p>
          </table:table-cell>
          <table:table-cell table:style-name="ce26" office:value-type="float" office:value="1064091" calcext:value-type="float">
            <text:p>1064091</text:p>
          </table:table-cell>
          <table:table-cell table:style-name="ce4" table:formula="of:=[.C10]/180" office:value-type="float" office:value="5911.61666666667" calcext:value-type="float">
            <text:p>5911.62</text:p>
          </table:table-cell>
          <table:table-cell table:style-name="ce4" table:formula="of:=[.D10]-[.D9]" office:value-type="float" office:value="716.166666666667" calcext:value-type="float">
            <text:p>716.17</text:p>
          </table:table-cell>
          <table:table-cell table:number-columns-repeated="1019"/>
        </table:table-row>
        <table:table-row table:style-name="ro1">
          <table:table-cell table:style-name="ce9" office:value-type="float" office:value="1700.2" calcext:value-type="float">
            <text:p>1700.2</text:p>
          </table:table-cell>
          <table:table-cell table:style-name="ce4" office:value-type="float" office:value="242.1" calcext:value-type="float">
            <text:p>242.10</text:p>
          </table:table-cell>
          <table:table-cell table:style-name="ce26" office:value-type="float" office:value="1171246" calcext:value-type="float">
            <text:p>1171246</text:p>
          </table:table-cell>
          <table:table-cell table:style-name="ce4" table:formula="of:=[.C11]/180" office:value-type="float" office:value="6506.92222222222" calcext:value-type="float">
            <text:p>6506.92</text:p>
          </table:table-cell>
          <table:table-cell table:style-name="ce4" table:formula="of:=[.D11]-[.D10]" office:value-type="float" office:value="595.305555555556" calcext:value-type="float">
            <text:p>595.31</text:p>
          </table:table-cell>
          <table:table-cell table:number-columns-repeated="1019"/>
        </table:table-row>
        <table:table-row table:style-name="ro1">
          <table:table-cell table:style-name="ce9" office:value-type="float" office:value="1750.4" calcext:value-type="float">
            <text:p>1750.4</text:p>
          </table:table-cell>
          <table:table-cell table:style-name="ce4" office:value-type="float" office:value="251.65" calcext:value-type="float">
            <text:p>251.65</text:p>
          </table:table-cell>
          <table:table-cell table:style-name="ce26" office:value-type="float" office:value="1258332" calcext:value-type="float">
            <text:p>1258332</text:p>
          </table:table-cell>
          <table:table-cell table:style-name="ce4" table:formula="of:=[.C12]/180" office:value-type="float" office:value="6990.73333333333" calcext:value-type="float">
            <text:p>6990.73</text:p>
          </table:table-cell>
          <table:table-cell table:style-name="ce4" table:formula="of:=[.D12]-[.D11]" office:value-type="float" office:value="483.811111111111" calcext:value-type="float">
            <text:p>483.81</text:p>
          </table:table-cell>
          <table:table-cell table:number-columns-repeated="1019"/>
        </table:table-row>
        <table:table-row table:style-name="ro1">
          <table:table-cell table:style-name="ce9" office:value-type="float" office:value="1800.4" calcext:value-type="float">
            <text:p>1800.4</text:p>
          </table:table-cell>
          <table:table-cell table:style-name="ce4" office:value-type="float" office:value="261.25" calcext:value-type="float">
            <text:p>261.25</text:p>
          </table:table-cell>
          <table:table-cell table:style-name="ce26" office:value-type="float" office:value="1321333" calcext:value-type="float">
            <text:p>1321333</text:p>
          </table:table-cell>
          <table:table-cell table:style-name="ce4" table:formula="of:=[.C13]/180" office:value-type="float" office:value="7340.73888888889" calcext:value-type="float">
            <text:p>7340.74</text:p>
          </table:table-cell>
          <table:table-cell table:style-name="ce4" table:formula="of:=[.D13]-[.D12]" office:value-type="float" office:value="350.005555555555" calcext:value-type="float">
            <text:p>350.01</text:p>
          </table:table-cell>
          <table:table-cell table:number-columns-repeated="1019"/>
        </table:table-row>
        <table:table-row table:style-name="ro1">
          <table:table-cell table:style-name="ce9" office:value-type="float" office:value="1850.2" calcext:value-type="float">
            <text:p>1850.2</text:p>
          </table:table-cell>
          <table:table-cell table:style-name="ce4" office:value-type="float" office:value="270.8" calcext:value-type="float">
            <text:p>270.80</text:p>
          </table:table-cell>
          <table:table-cell table:style-name="ce26" office:value-type="float" office:value="1380851" calcext:value-type="float">
            <text:p>1380851</text:p>
          </table:table-cell>
          <table:table-cell table:style-name="ce4" table:formula="of:=[.C14]/180" office:value-type="float" office:value="7671.39444444444" calcext:value-type="float">
            <text:p>7671.39</text:p>
          </table:table-cell>
          <table:table-cell table:style-name="ce4" table:formula="of:=[.D14]-[.D13]" office:value-type="float" office:value="330.655555555555" calcext:value-type="float">
            <text:p>330.66</text:p>
          </table:table-cell>
          <table:table-cell table:number-columns-repeated="1019"/>
        </table:table-row>
        <table:table-row table:style-name="ro1">
          <table:table-cell table:style-name="ce9" office:value-type="float" office:value="1900.4" calcext:value-type="float">
            <text:p>1900.4</text:p>
          </table:table-cell>
          <table:table-cell table:style-name="ce4" office:value-type="float" office:value="280.4" calcext:value-type="float">
            <text:p>280.40</text:p>
          </table:table-cell>
          <table:table-cell table:style-name="ce26" office:value-type="float" office:value="1427145" calcext:value-type="float">
            <text:p>1427145</text:p>
          </table:table-cell>
          <table:table-cell table:style-name="ce4" table:formula="of:=[.C15]/180" office:value-type="float" office:value="7928.58333333333" calcext:value-type="float">
            <text:p>7928.58</text:p>
          </table:table-cell>
          <table:table-cell table:style-name="ce4" table:formula="of:=[.D15]-[.D14]" office:value-type="float" office:value="257.188888888889" calcext:value-type="float">
            <text:p>257.19</text:p>
          </table:table-cell>
          <table:table-cell table:number-columns-repeated="1019"/>
        </table:table-row>
        <table:table-row table:style-name="ro1">
          <table:table-cell table:style-name="ce9" office:value-type="float" office:value="1950.4" calcext:value-type="float">
            <text:p>1950.4</text:p>
          </table:table-cell>
          <table:table-cell table:style-name="ce4" office:value-type="float" office:value="289.95" calcext:value-type="float">
            <text:p>289.95</text:p>
          </table:table-cell>
          <table:table-cell table:style-name="ce26" office:value-type="float" office:value="1466953" calcext:value-type="float">
            <text:p>1466953</text:p>
          </table:table-cell>
          <table:table-cell table:style-name="ce4" table:formula="of:=[.C16]/180" office:value-type="float" office:value="8149.73888888889" calcext:value-type="float">
            <text:p>8149.74</text:p>
          </table:table-cell>
          <table:table-cell table:style-name="ce4" table:formula="of:=[.D16]-[.D15]" office:value-type="float" office:value="221.155555555556" calcext:value-type="float">
            <text:p>221.16</text:p>
          </table:table-cell>
          <table:table-cell table:number-columns-repeated="1019"/>
        </table:table-row>
        <table:table-row table:style-name="ro1">
          <table:table-cell table:style-name="ce9" office:value-type="float" office:value="2000.2" calcext:value-type="float">
            <text:p>2000.2</text:p>
          </table:table-cell>
          <table:table-cell table:style-name="ce4" office:value-type="float" office:value="299.55" calcext:value-type="float">
            <text:p>299.55</text:p>
          </table:table-cell>
          <table:table-cell table:style-name="ce26" office:value-type="float" office:value="1499878" calcext:value-type="float">
            <text:p>1499878</text:p>
          </table:table-cell>
          <table:table-cell table:style-name="ce4" table:formula="of:=[.C17]/180" office:value-type="float" office:value="8332.65555555555" calcext:value-type="float">
            <text:p>8332.66</text:p>
          </table:table-cell>
          <table:table-cell table:style-name="ce4" table:formula="of:=[.D17]-[.D16]" office:value-type="float" office:value="182.916666666666" calcext:value-type="float">
            <text:p>182.92</text:p>
          </table:table-cell>
          <table:table-cell table:number-columns-repeated="1019"/>
        </table:table-row>
        <table:table-row table:style-name="ro1">
          <table:table-cell table:style-name="ce9" office:value-type="float" office:value="2050.4" calcext:value-type="float">
            <text:p>2050.4</text:p>
          </table:table-cell>
          <table:table-cell table:style-name="ce4" office:value-type="float" office:value="309.2" calcext:value-type="float">
            <text:p>309.20</text:p>
          </table:table-cell>
          <table:table-cell table:style-name="ce26" office:value-type="float" office:value="1528607" calcext:value-type="float">
            <text:p>1528607</text:p>
          </table:table-cell>
          <table:table-cell table:style-name="ce4" table:formula="of:=[.C18]/180" office:value-type="float" office:value="8492.26111111111" calcext:value-type="float">
            <text:p>8492.26</text:p>
          </table:table-cell>
          <table:table-cell table:style-name="ce4" table:formula="of:=[.D18]-[.D17]" office:value-type="float" office:value="159.605555555556" calcext:value-type="float">
            <text:p>159.61</text:p>
          </table:table-cell>
          <table:table-cell table:number-columns-repeated="1019"/>
        </table:table-row>
        <table:table-row table:style-name="ro1">
          <table:table-cell table:style-name="ce9" office:value-type="float" office:value="2100.6" calcext:value-type="float">
            <text:p>2100.6</text:p>
          </table:table-cell>
          <table:table-cell table:style-name="ce4" office:value-type="float" office:value="318.85" calcext:value-type="float">
            <text:p>318.85</text:p>
          </table:table-cell>
          <table:table-cell table:style-name="ce26" office:value-type="float" office:value="1553898" calcext:value-type="float">
            <text:p>1553898</text:p>
          </table:table-cell>
          <table:table-cell table:style-name="ce4" table:formula="of:=[.C19]/180" office:value-type="float" office:value="8632.76666666667" calcext:value-type="float">
            <text:p>8632.77</text:p>
          </table:table-cell>
          <table:table-cell table:style-name="ce4" table:formula="of:=[.D19]-[.D18]" office:value-type="float" office:value="140.505555555555" calcext:value-type="float">
            <text:p>140.51</text:p>
          </table:table-cell>
          <table:table-cell table:number-columns-repeated="1019"/>
        </table:table-row>
        <table:table-row table:style-name="ro1">
          <table:table-cell table:style-name="ce9" office:value-type="float" office:value="2150.4" calcext:value-type="float">
            <text:p>2150.4</text:p>
          </table:table-cell>
          <table:table-cell table:style-name="ce4" office:value-type="float" office:value="328.5" calcext:value-type="float">
            <text:p>328.50</text:p>
          </table:table-cell>
          <table:table-cell table:style-name="ce26" office:value-type="float" office:value="1586895" calcext:value-type="float">
            <text:p>1586895</text:p>
          </table:table-cell>
          <table:table-cell table:style-name="ce4" table:formula="of:=[.C20]/180" office:value-type="float" office:value="8816.08333333333" calcext:value-type="float">
            <text:p>8816.08</text:p>
          </table:table-cell>
          <table:table-cell table:style-name="ce4" table:formula="of:=[.D20]-[.D19]" office:value-type="float" office:value="183.316666666668" calcext:value-type="float">
            <text:p>183.32</text:p>
          </table:table-cell>
          <table:table-cell table:number-columns-repeated="1019"/>
        </table:table-row>
        <table:table-row table:style-name="ro1">
          <table:table-cell table:style-name="ce9" office:value-type="float" office:value="2200.6" calcext:value-type="float">
            <text:p>2200.6</text:p>
          </table:table-cell>
          <table:table-cell table:style-name="ce4" office:value-type="float" office:value="338.2" calcext:value-type="float">
            <text:p>338.20</text:p>
          </table:table-cell>
          <table:table-cell table:style-name="ce26" office:value-type="float" office:value="1629590" calcext:value-type="float">
            <text:p>1629590</text:p>
          </table:table-cell>
          <table:table-cell table:style-name="ce4" table:formula="of:=[.C21]/180" office:value-type="float" office:value="9053.27777777778" calcext:value-type="float">
            <text:p>9053.28</text:p>
          </table:table-cell>
          <table:table-cell table:style-name="ce4" table:formula="of:=[.D21]-[.D20]" office:value-type="float" office:value="237.194444444443" calcext:value-type="float">
            <text:p>237.19</text:p>
          </table:table-cell>
          <table:table-cell table:number-columns-repeated="1019"/>
        </table:table-row>
        <table:table-row table:style-name="ro1">
          <table:table-cell office:value-type="float" office:value="2250.4" calcext:value-type="float">
            <text:p>2250.4</text:p>
          </table:table-cell>
          <table:table-cell office:value-type="float" office:value="347.9" calcext:value-type="float">
            <text:p>347.9</text:p>
          </table:table-cell>
          <table:table-cell table:style-name="ce26" office:value-type="float" office:value="1682266" calcext:value-type="float">
            <text:p>1682266</text:p>
          </table:table-cell>
          <table:table-cell table:style-name="ce4" table:formula="of:=[.C22]/180" office:value-type="float" office:value="9345.92222222222" calcext:value-type="float">
            <text:p>9345.92</text:p>
          </table:table-cell>
          <table:table-cell table:style-name="ce4" table:formula="of:=[.D22]-[.D21]" office:value-type="float" office:value="292.644444444444" calcext:value-type="float">
            <text:p>292.64</text:p>
          </table:table-cell>
          <table:table-cell table:number-columns-repeated="1019"/>
        </table:table-row>
        <table:table-row table:style-name="ro1">
          <table:table-cell office:value-type="float" office:value="2300.4" calcext:value-type="float">
            <text:p>2300.4</text:p>
          </table:table-cell>
          <table:table-cell office:value-type="float" office:value="357.65" calcext:value-type="float">
            <text:p>357.65</text:p>
          </table:table-cell>
          <table:table-cell table:style-name="ce26" office:value-type="float" office:value="1755017" calcext:value-type="float">
            <text:p>1755017</text:p>
          </table:table-cell>
          <table:table-cell table:style-name="ce4" table:formula="of:=[.C23]/180" office:value-type="float" office:value="9750.09444444444" calcext:value-type="float">
            <text:p>9750.09</text:p>
          </table:table-cell>
          <table:table-cell table:style-name="ce4" table:formula="of:=[.D23]-[.D22]" office:value-type="float" office:value="404.172222222223" calcext:value-type="float">
            <text:p>404.17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Set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sual scaler</text:p>
          </table:table-cell>
          <table:table-cell office:value-type="string" calcext:value-type="string">
            <text:p>CAEN N1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D</text:p>
          </table:table-cell>
          <table:table-cell office:value-type="string" calcext:value-type="string">
            <text:p>PS 7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FD threshold</text:p>
          </table:table-cell>
          <table:table-cell office:value-type="string" calcext:value-type="string">
            <text:p>25 m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time</text:p>
          </table:table-cell>
          <table:table-cell office:value-type="string" calcext:value-type="string">
            <text:p>3 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s-137 (662 keV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EJ-305 “cup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supply</text:p>
          </table:table-cell>
          <table:table-cell office:value-type="string" calcext:value-type="string">
            <text:p>CAEN 4ch NIM/Desktop programm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limit</text:p>
          </table:table-cell>
          <table:table-cell office:value-type="string" calcext:value-type="string">
            <text:p>360 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table:style-name="ce11" office:value-type="date" office:date-value="2019-03-19" calcext:value-type="date">
            <text:p>2019-03-19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ison" table:style-name="ta1">
        <table:shapes>
          <draw:frame draw:z-index="0" draw:style-name="gr1" draw:text-style-name="P1" svg:width="654.83pt" svg:height="432.94pt" svg:x="67.12pt" svg:y="3pt">
            <draw:object draw:notify-on-update-of-ranges="NE213.A4:NE213.A23 NE213.A2:NE213.A2 NE213.D4:NE213.D23 EJ305.A4:EJ305.A23 EJ305.A2:EJ305.A2 EJ305.D4:EJ305.D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6:00:21.89129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33:09.096877898</meta:creation-date>
    <meta:generator>LibreOffice/6.0.7.3$Linux_X86_64 LibreOffice_project/00m0$Build-3</meta:generator>
    <dc:date>2019-03-19T16:05:36.137915624</dc:date>
    <meta:editing-duration>PT5H11M47S</meta:editing-duration>
    <meta:editing-cycles>68</meta:editing-cycles>
    <meta:document-statistic meta:table-count="3" meta:cell-count="25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02cm" svg:height="15.274cm" xlink:href=".." xlink:type="simple" chart:class="chart:scatter" chart:style-name="ch1">
        <chart:title svg:x="10.224cm" svg:y="0.441cm" chart:style-name="ch2">
          <text:p>Rate vs bias</text:p>
        </chart:title>
        <chart:subtitle svg:x="10.475cm" svg:y="1.525cm" chart:style-name="ch3">
          <text:p>comparison</text:p>
        </chart:subtitle>
        <chart:legend chart:legend-position="end" svg:x="18.609cm" svg:y="7.089cm" style:legend-expansion="high" chart:style-name="ch4"/>
        <chart:plot-area chart:style-name="ch5" table:cell-range-address="NE213.A4:NE213.A23 NE213.A2:NE213.A2 NE213.D4:NE213.D23 EJ305.A2:EJ305.A2 EJ305.D4:EJ305.D23" chart:data-source-has-labels="row" svg:x="1.473cm" svg:y="2.513cm" svg:width="16.674cm" svg:height="11.475cm">
          <chartooo:coordinate-region svg:x="2.756cm" svg:y="2.712cm" svg:width="14.503cm" svg:height="10.629cm"/>
          <chart:axis chart:dimension="x" chart:name="primary-x" chart:style-name="ch6">
            <chart:title svg:x="9.21cm" svg:y="14.293cm" chart:style-name="ch7">
              <text:p>Bias [V]</text:p>
            </chart:title>
          </chart:axis>
          <chart:axis chart:dimension="y" chart:name="primary-y" chart:style-name="ch8">
            <chart:title svg:x="0.451cm" svg:y="8.929cm" chart:style-name="ch9">
              <text:p>rate [s-1]</text:p>
            </chart:title>
            <chart:grid chart:style-name="ch10" chart:class="major"/>
          </chart:axis>
          <chart:series chart:style-name="ch11" chart:values-cell-range-address="NE213.D4:NE213.D23" chart:label-cell-address="NE213.A2:NE213.A2" chart:class="chart:scatter">
            <chart:domain table:cell-range-address="NE213.A4:NE213.A23"/>
            <chart:data-point chart:repeated="20"/>
          </chart:series>
          <chart:series chart:style-name="ch12" chart:values-cell-range-address="EJ305.D4:EJ305.D23" chart:label-cell-address="EJ305.A2:EJ305.A2" chart:class="chart:scatter">
            <chart:domain table:cell-range-address="EJ305.A4:EJ305.A23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E-213 cup detector</text:p>
                <draw:g>
                  <svg:desc>NE213.A2:NE213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J-305 cup detector</text:p>
                <draw:g>
                  <svg:desc>EJ305.A2:EJ305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.2">
                <text:p>1400.2</text:p>
                <draw:g>
                  <svg:desc>NE213.A4:NE213.A23</svg:desc>
                </draw:g>
              </table:table-cell>
              <table:table-cell office:value-type="float" office:value="1.38333333333333">
                <text:p>1.38333333333333</text:p>
                <draw:g>
                  <svg:desc>NE213.D4:NE213.D23</svg:desc>
                </draw:g>
              </table:table-cell>
              <table:table-cell office:value-type="float" office:value="1400.2">
                <text:p>1400.2</text:p>
                <draw:g>
                  <svg:desc>EJ305.A4:EJ305.A23</svg:desc>
                </draw:g>
              </table:table-cell>
              <table:table-cell office:value-type="float" office:value="12.5055555555556">
                <text:p>12.5055555555556</text:p>
                <draw:g>
                  <svg:desc>EJ305.D4:EJ305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0.2">
                <text:p>1450.2</text:p>
              </table:table-cell>
              <table:table-cell office:value-type="float" office:value="2.80555555555556">
                <text:p>2.80555555555556</text:p>
              </table:table-cell>
              <table:table-cell office:value-type="float" office:value="1425.2">
                <text:p>1425.2</text:p>
              </table:table-cell>
              <table:table-cell office:value-type="float" office:value="120.472222222222">
                <text:p>120.47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.2">
                <text:p>1500.2</text:p>
              </table:table-cell>
              <table:table-cell office:value-type="float" office:value="6.42222222222222">
                <text:p>6.42222222222222</text:p>
              </table:table-cell>
              <table:table-cell office:value-type="float" office:value="1450.2">
                <text:p>1450.2</text:p>
              </table:table-cell>
              <table:table-cell office:value-type="float" office:value="915.377777777778">
                <text:p>915.3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.2">
                <text:p>1550.2</text:p>
              </table:table-cell>
              <table:table-cell office:value-type="float" office:value="15.65">
                <text:p>15.65</text:p>
              </table:table-cell>
              <table:table-cell office:value-type="float" office:value="1500.2">
                <text:p>1500.2</text:p>
              </table:table-cell>
              <table:table-cell office:value-type="float" office:value="2990.81111111111">
                <text:p>2990.8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5.2">
                <text:p>1575.2</text:p>
              </table:table-cell>
              <table:table-cell office:value-type="float" office:value="58.9944444444445">
                <text:p>58.9944444444445</text:p>
              </table:table-cell>
              <table:table-cell office:value-type="float" office:value="1550.2">
                <text:p>1550.2</text:p>
              </table:table-cell>
              <table:table-cell office:value-type="float" office:value="4286.62777777778">
                <text:p>4286.62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.2">
                <text:p>1600.2</text:p>
              </table:table-cell>
              <table:table-cell office:value-type="float" office:value="313.794444444444">
                <text:p>313.794444444444</text:p>
              </table:table-cell>
              <table:table-cell office:value-type="float" office:value="1600.2">
                <text:p>1600.2</text:p>
              </table:table-cell>
              <table:table-cell office:value-type="float" office:value="5195.45">
                <text:p>5195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0.2">
                <text:p>1650.2</text:p>
              </table:table-cell>
              <table:table-cell office:value-type="float" office:value="1906.25555555556">
                <text:p>1906.25555555556</text:p>
              </table:table-cell>
              <table:table-cell office:value-type="float" office:value="1650.2">
                <text:p>1650.2</text:p>
              </table:table-cell>
              <table:table-cell office:value-type="float" office:value="5911.61666666667">
                <text:p>5911.6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.2">
                <text:p>1700.2</text:p>
              </table:table-cell>
              <table:table-cell office:value-type="float" office:value="3469.43888888889">
                <text:p>3469.43888888889</text:p>
              </table:table-cell>
              <table:table-cell office:value-type="float" office:value="1700.2">
                <text:p>1700.2</text:p>
              </table:table-cell>
              <table:table-cell office:value-type="float" office:value="6506.92222222222">
                <text:p>6506.9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.2">
                <text:p>1750.2</text:p>
              </table:table-cell>
              <table:table-cell office:value-type="float" office:value="4518.57222222222">
                <text:p>4518.57222222222</text:p>
              </table:table-cell>
              <table:table-cell office:value-type="float" office:value="1750.4">
                <text:p>1750.4</text:p>
              </table:table-cell>
              <table:table-cell office:value-type="float" office:value="6990.73333333333">
                <text:p>6990.7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.2">
                <text:p>1800.2</text:p>
              </table:table-cell>
              <table:table-cell office:value-type="float" office:value="5301.53888888889">
                <text:p>5301.53888888889</text:p>
              </table:table-cell>
              <table:table-cell office:value-type="float" office:value="1800.4">
                <text:p>1800.4</text:p>
              </table:table-cell>
              <table:table-cell office:value-type="float" office:value="7340.73888888889">
                <text:p>7340.73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0.2">
                <text:p>1850.2</text:p>
              </table:table-cell>
              <table:table-cell office:value-type="float" office:value="5934.95">
                <text:p>5934.95</text:p>
              </table:table-cell>
              <table:table-cell office:value-type="float" office:value="1850.2">
                <text:p>1850.2</text:p>
              </table:table-cell>
              <table:table-cell office:value-type="float" office:value="7671.39444444444">
                <text:p>7671.39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.4">
                <text:p>1900.4</text:p>
              </table:table-cell>
              <table:table-cell office:value-type="float" office:value="6424.06111111111">
                <text:p>6424.06111111111</text:p>
              </table:table-cell>
              <table:table-cell office:value-type="float" office:value="1900.4">
                <text:p>1900.4</text:p>
              </table:table-cell>
              <table:table-cell office:value-type="float" office:value="7928.58333333333">
                <text:p>7928.5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0.4">
                <text:p>1950.4</text:p>
              </table:table-cell>
              <table:table-cell office:value-type="float" office:value="6891.62222222222">
                <text:p>6891.62222222222</text:p>
              </table:table-cell>
              <table:table-cell office:value-type="float" office:value="1950.4">
                <text:p>1950.4</text:p>
              </table:table-cell>
              <table:table-cell office:value-type="float" office:value="8149.73888888889">
                <text:p>8149.73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.2">
                <text:p>2000.2</text:p>
              </table:table-cell>
              <table:table-cell office:value-type="float" office:value="7257.63888888889">
                <text:p>7257.63888888889</text:p>
              </table:table-cell>
              <table:table-cell office:value-type="float" office:value="2000.2">
                <text:p>2000.2</text:p>
              </table:table-cell>
              <table:table-cell office:value-type="float" office:value="8332.65555555555">
                <text:p>8332.6555555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0.4">
                <text:p>2050.4</text:p>
              </table:table-cell>
              <table:table-cell office:value-type="float" office:value="7413.64444444444">
                <text:p>7413.64444444444</text:p>
              </table:table-cell>
              <table:table-cell office:value-type="float" office:value="2050.4">
                <text:p>2050.4</text:p>
              </table:table-cell>
              <table:table-cell office:value-type="float" office:value="8492.26111111111">
                <text:p>8492.26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.4">
                <text:p>2100.4</text:p>
              </table:table-cell>
              <table:table-cell office:value-type="float" office:value="7756.25555555556">
                <text:p>7756.25555555556</text:p>
              </table:table-cell>
              <table:table-cell office:value-type="float" office:value="2100.6">
                <text:p>2100.6</text:p>
              </table:table-cell>
              <table:table-cell office:value-type="float" office:value="8632.76666666667">
                <text:p>8632.7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.4">
                <text:p>2150.4</text:p>
              </table:table-cell>
              <table:table-cell office:value-type="float" office:value="8150.95">
                <text:p>8150.95</text:p>
              </table:table-cell>
              <table:table-cell office:value-type="float" office:value="2150.4">
                <text:p>2150.4</text:p>
              </table:table-cell>
              <table:table-cell office:value-type="float" office:value="8816.08333333333">
                <text:p>8816.0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.4">
                <text:p>2200.4</text:p>
              </table:table-cell>
              <table:table-cell office:value-type="float" office:value="8468.55">
                <text:p>8468.55</text:p>
              </table:table-cell>
              <table:table-cell office:value-type="float" office:value="2200.6">
                <text:p>2200.6</text:p>
              </table:table-cell>
              <table:table-cell office:value-type="float" office:value="9053.27777777778">
                <text:p>9053.2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0.4">
                <text:p>2250.4</text:p>
              </table:table-cell>
              <table:table-cell office:value-type="float" office:value="8927.98333333333">
                <text:p>8927.98333333333</text:p>
              </table:table-cell>
              <table:table-cell office:value-type="float" office:value="2250.4">
                <text:p>2250.4</text:p>
              </table:table-cell>
              <table:table-cell office:value-type="float" office:value="9345.92222222222">
                <text:p>9345.92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.4">
                <text:p>2300.4</text:p>
              </table:table-cell>
              <table:table-cell office:value-type="float" office:value="9390.03333333333">
                <text:p>9390.03333333333</text:p>
              </table:table-cell>
              <table:table-cell office:value-type="float" office:value="2300.4">
                <text:p>2300.4</text:p>
              </table:table-cell>
              <table:table-cell office:value-type="float" office:value="9750.09444444444">
                <text:p>9750.09444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6cm" chart:style-name="ch2">
          <text:p>EJ-305, "cup"</text:p>
        </chart:title>
        <chart:subtitle svg:x="6.845cm" svg:y="1.275cm" chart:style-name="ch3">
          <text:p>Slope of rate</text:p>
        </chart:subtitle>
        <chart:plot-area chart:style-name="ch4" table:cell-range-address="EJ305.A5:EJ305.A23 EJ305.E5:EJ305.E23" svg:x="1.331cm" svg:y="2.138cm" svg:width="14.349cm" svg:height="5.701cm">
          <chartooo:coordinate-region svg:x="2.984cm" svg:y="2.337cm" svg:width="12.324cm" svg:height="4.855cm"/>
          <chart:axis chart:dimension="x" chart:name="primary-x" chart:style-name="ch5">
            <chart:title svg:x="7.905cm" svg:y="8.019cm" chart:style-name="ch6">
              <text:p>Bias [V]</text:p>
            </chart:title>
          </chart:axis>
          <chart:axis chart:dimension="y" chart:name="primary-y" chart:style-name="ch7">
            <chart:title svg:x="0.451cm" svg:y="6.302cm" chart:style-name="ch8">
              <text:p>Slope of rate [s-1]</text:p>
            </chart:title>
            <chart:grid chart:style-name="ch9" chart:class="major"/>
          </chart:axis>
          <chart:series chart:style-name="ch10" chart:values-cell-range-address="EJ305.E5:EJ305.E23" chart:class="chart:scatter">
            <chart:domain table:cell-range-address="EJ305.A5:EJ305.A23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5.2">
                <text:p>1425.2</text:p>
                <draw:g>
                  <svg:desc>EJ305.A5:EJ305.A23</svg:desc>
                </draw:g>
              </table:table-cell>
              <table:table-cell office:value-type="float" office:value="107.966666666667">
                <text:p>107.966666666667</text:p>
                <draw:g>
                  <svg:desc>EJ305.E5:EJ305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0.2">
                <text:p>1450.2</text:p>
              </table:table-cell>
              <table:table-cell office:value-type="float" office:value="794.905555555556">
                <text:p>794.90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.2">
                <text:p>1500.2</text:p>
              </table:table-cell>
              <table:table-cell office:value-type="float" office:value="2075.43333333333">
                <text:p>2075.4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.2">
                <text:p>1550.2</text:p>
              </table:table-cell>
              <table:table-cell office:value-type="float" office:value="1295.81666666667">
                <text:p>1295.8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.2">
                <text:p>1600.2</text:p>
              </table:table-cell>
              <table:table-cell office:value-type="float" office:value="908.822222222222">
                <text:p>908.8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0.2">
                <text:p>1650.2</text:p>
              </table:table-cell>
              <table:table-cell office:value-type="float" office:value="716.166666666667">
                <text:p>716.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.2">
                <text:p>1700.2</text:p>
              </table:table-cell>
              <table:table-cell office:value-type="float" office:value="595.305555555556">
                <text:p>595.30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.4">
                <text:p>1750.4</text:p>
              </table:table-cell>
              <table:table-cell office:value-type="float" office:value="483.811111111111">
                <text:p>483.8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.4">
                <text:p>1800.4</text:p>
              </table:table-cell>
              <table:table-cell office:value-type="float" office:value="350.005555555555">
                <text:p>350.005555555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0.2">
                <text:p>1850.2</text:p>
              </table:table-cell>
              <table:table-cell office:value-type="float" office:value="330.655555555555">
                <text:p>330.6555555555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.4">
                <text:p>1900.4</text:p>
              </table:table-cell>
              <table:table-cell office:value-type="float" office:value="257.188888888889">
                <text:p>257.1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0.4">
                <text:p>1950.4</text:p>
              </table:table-cell>
              <table:table-cell office:value-type="float" office:value="221.155555555556">
                <text:p>221.1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.2">
                <text:p>2000.2</text:p>
              </table:table-cell>
              <table:table-cell office:value-type="float" office:value="182.916666666666">
                <text:p>182.916666666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0.4">
                <text:p>2050.4</text:p>
              </table:table-cell>
              <table:table-cell office:value-type="float" office:value="159.605555555556">
                <text:p>159.605555555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0.6">
                <text:p>2100.6</text:p>
              </table:table-cell>
              <table:table-cell office:value-type="float" office:value="140.505555555555">
                <text:p>140.505555555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0.4">
                <text:p>2150.4</text:p>
              </table:table-cell>
              <table:table-cell office:value-type="float" office:value="183.316666666668">
                <text:p>183.3166666666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0.6">
                <text:p>2200.6</text:p>
              </table:table-cell>
              <table:table-cell office:value-type="float" office:value="237.194444444443">
                <text:p>237.194444444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0.4">
                <text:p>2250.4</text:p>
              </table:table-cell>
              <table:table-cell office:value-type="float" office:value="292.644444444444">
                <text:p>292.6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0.4">
                <text:p>2300.4</text:p>
              </table:table-cell>
              <table:table-cell office:value-type="float" office:value="404.172222222223">
                <text:p>404.1722222222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26cm" svg:height="12.777cm" xlink:href=".." xlink:type="simple" chart:class="chart:scatter" chart:style-name="ch1">
        <chart:title svg:x="8.48cm" svg:y="0.391cm" chart:style-name="ch2">
          <text:p>EJ-305, "cup"</text:p>
        </chart:title>
        <chart:subtitle svg:x="8.255cm" svg:y="1.425cm" chart:style-name="ch3">
          <text:p>bias measurement</text:p>
        </chart:subtitle>
        <chart:plot-area chart:style-name="ch4" table:cell-range-address="EJ305.A4:EJ305.A23 EJ305.D4:EJ305.D23" svg:x="1.407cm" svg:y="2.363cm" svg:width="18.023cm" svg:height="9.178cm">
          <chartooo:coordinate-region svg:x="2.875cm" svg:y="2.562cm" svg:width="15.852cm" svg:height="8.332cm"/>
          <chart:axis chart:dimension="x" chart:name="primary-x" chart:style-name="ch5">
            <chart:title svg:x="9.818cm" svg:y="11.796cm" chart:style-name="ch6">
              <text:p>Bias [V]</text:p>
            </chart:title>
          </chart:axis>
          <chart:axis chart:dimension="y" chart:name="primary-y" chart:style-name="ch7">
            <chart:title svg:x="0.451cm" svg:y="7.697cm" chart:style-name="ch8">
              <text:p>Rate [s-1]</text:p>
            </chart:title>
            <chart:grid chart:style-name="ch9" chart:class="major"/>
          </chart:axis>
          <chart:series chart:style-name="ch10" chart:values-cell-range-address="EJ305.D4:EJ305.D23" chart:class="chart:scatter">
            <chart:domain table:cell-range-address="EJ305.A4:EJ305.A23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.2">
                <text:p>1400.2</text:p>
                <draw:g>
                  <svg:desc>EJ305.A4:EJ305.A23</svg:desc>
                </draw:g>
              </table:table-cell>
              <table:table-cell office:value-type="float" office:value="12.5055555555556">
                <text:p>12.5055555555556</text:p>
                <draw:g>
                  <svg:desc>EJ305.D4:EJ305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5.2">
                <text:p>1425.2</text:p>
              </table:table-cell>
              <table:table-cell office:value-type="float" office:value="120.472222222222">
                <text:p>120.47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2">
                <text:p>1450.2</text:p>
              </table:table-cell>
              <table:table-cell office:value-type="float" office:value="915.377777777778">
                <text:p>915.3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.2">
                <text:p>1500.2</text:p>
              </table:table-cell>
              <table:table-cell office:value-type="float" office:value="2990.81111111111">
                <text:p>2990.81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0.2">
                <text:p>1550.2</text:p>
              </table:table-cell>
              <table:table-cell office:value-type="float" office:value="4286.62777777778">
                <text:p>4286.62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.2">
                <text:p>1600.2</text:p>
              </table:table-cell>
              <table:table-cell office:value-type="float" office:value="5195.45">
                <text:p>5195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0.2">
                <text:p>1650.2</text:p>
              </table:table-cell>
              <table:table-cell office:value-type="float" office:value="5911.61666666667">
                <text:p>5911.6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.2">
                <text:p>1700.2</text:p>
              </table:table-cell>
              <table:table-cell office:value-type="float" office:value="6506.92222222222">
                <text:p>6506.9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.4">
                <text:p>1750.4</text:p>
              </table:table-cell>
              <table:table-cell office:value-type="float" office:value="6990.73333333333">
                <text:p>6990.7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.4">
                <text:p>1800.4</text:p>
              </table:table-cell>
              <table:table-cell office:value-type="float" office:value="7340.73888888889">
                <text:p>7340.73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0.2">
                <text:p>1850.2</text:p>
              </table:table-cell>
              <table:table-cell office:value-type="float" office:value="7671.39444444444">
                <text:p>7671.39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.4">
                <text:p>1900.4</text:p>
              </table:table-cell>
              <table:table-cell office:value-type="float" office:value="7928.58333333333">
                <text:p>7928.5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0.4">
                <text:p>1950.4</text:p>
              </table:table-cell>
              <table:table-cell office:value-type="float" office:value="8149.73888888889">
                <text:p>8149.73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.2">
                <text:p>2000.2</text:p>
              </table:table-cell>
              <table:table-cell office:value-type="float" office:value="8332.65555555555">
                <text:p>8332.6555555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0.4">
                <text:p>2050.4</text:p>
              </table:table-cell>
              <table:table-cell office:value-type="float" office:value="8492.26111111111">
                <text:p>8492.26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.6">
                <text:p>2100.6</text:p>
              </table:table-cell>
              <table:table-cell office:value-type="float" office:value="8632.76666666667">
                <text:p>8632.7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.4">
                <text:p>2150.4</text:p>
              </table:table-cell>
              <table:table-cell office:value-type="float" office:value="8816.08333333333">
                <text:p>8816.0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.6">
                <text:p>2200.6</text:p>
              </table:table-cell>
              <table:table-cell office:value-type="float" office:value="9053.27777777778">
                <text:p>9053.2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0.4">
                <text:p>2250.4</text:p>
              </table:table-cell>
              <table:table-cell office:value-type="float" office:value="9345.92222222222">
                <text:p>9345.92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.4">
                <text:p>2300.4</text:p>
              </table:table-cell>
              <table:table-cell office:value-type="float" office:value="9750.09444444444">
                <text:p>9750.094444444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28cm" svg:y="0.316cm" chart:style-name="ch2">
          <text:p>NE-213, "cup"</text:p>
        </chart:title>
        <chart:subtitle svg:x="6.091cm" svg:y="1.275cm" chart:style-name="ch3">
          <text:p>current measurement</text:p>
        </chart:subtitle>
        <chart:plot-area chart:style-name="ch4" table:cell-range-address="NE213.A4:NE213.B23" svg:x="1.331cm" svg:y="2.138cm" svg:width="14.349cm" svg:height="5.701cm">
          <chartooo:coordinate-region svg:x="2.614cm" svg:y="2.337cm" svg:width="12.548cm" svg:height="4.855cm"/>
          <chart:axis chart:dimension="x" chart:name="primary-x" chart:style-name="ch5">
            <chart:title svg:x="7.905cm" svg:y="8.019cm" chart:style-name="ch6">
              <text:p>Bias [V]</text:p>
            </chart:title>
          </chart:axis>
          <chart:axis chart:dimension="y" chart:name="primary-y" chart:style-name="ch7">
            <chart:title svg:x="0.451cm" svg:y="5.905cm" chart:style-name="ch8">
              <text:p>Current [uA]</text:p>
            </chart:title>
            <chart:grid chart:style-name="ch9" chart:class="major"/>
          </chart:axis>
          <chart:series chart:style-name="ch10" chart:values-cell-range-address="NE213.B4:NE213.B23" chart:class="chart:scatter">
            <chart:domain table:cell-range-address="NE213.A4:NE213.A23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.2">
                <text:p>1400.2</text:p>
                <draw:g>
                  <svg:desc>NE213.A4:NE213.A23</svg:desc>
                </draw:g>
              </table:table-cell>
              <table:table-cell office:value-type="float" office:value="182.45">
                <text:p>182.45</text:p>
                <draw:g>
                  <svg:desc>NE213.B4:NE213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0.2">
                <text:p>1450.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.2">
                <text:p>1500.2</text:p>
              </table:table-cell>
              <table:table-cell office:value-type="float" office:value="201.6">
                <text:p>20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.2">
                <text:p>1550.2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5.2">
                <text:p>1575.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.2">
                <text:p>1600.2</text:p>
              </table:table-cell>
              <table:table-cell office:value-type="float" office:value="220.75">
                <text:p>22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0.2">
                <text:p>1650.2</text:p>
              </table:table-cell>
              <table:table-cell office:value-type="float" office:value="230.25">
                <text:p>23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.2">
                <text:p>1700.2</text:p>
              </table:table-cell>
              <table:table-cell office:value-type="float" office:value="239.8">
                <text:p>23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.2">
                <text:p>1750.2</text:p>
              </table:table-cell>
              <table:table-cell office:value-type="float" office:value="249.35">
                <text:p>249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.2">
                <text:p>1800.2</text:p>
              </table:table-cell>
              <table:table-cell office:value-type="float" office:value="258.9">
                <text:p>258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0.2">
                <text:p>1850.2</text:p>
              </table:table-cell>
              <table:table-cell office:value-type="float" office:value="268.45">
                <text:p>268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.4">
                <text:p>1900.4</text:p>
              </table:table-cell>
              <table:table-cell office:value-type="float" office:value="277.95">
                <text:p>277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0.4">
                <text:p>1950.4</text:p>
              </table:table-cell>
              <table:table-cell office:value-type="float" office:value="287.7">
                <text:p>287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.2">
                <text:p>2000.2</text:p>
              </table:table-cell>
              <table:table-cell office:value-type="float" office:value="297.3">
                <text:p>29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0.4">
                <text:p>2050.4</text:p>
              </table:table-cell>
              <table:table-cell office:value-type="float" office:value="306.9">
                <text:p>306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.4">
                <text:p>2100.4</text:p>
              </table:table-cell>
              <table:table-cell office:value-type="float" office:value="316.55">
                <text:p>316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.4">
                <text:p>2150.4</text:p>
              </table:table-cell>
              <table:table-cell office:value-type="float" office:value="326.2">
                <text:p>32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.4">
                <text:p>2200.4</text:p>
              </table:table-cell>
              <table:table-cell office:value-type="float" office:value="336.05">
                <text:p>336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0.4">
                <text:p>2250.4</text:p>
              </table:table-cell>
              <table:table-cell office:value-type="float" office:value="345.55">
                <text:p>345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.4">
                <text:p>2300.4</text:p>
              </table:table-cell>
              <table:table-cell office:value-type="float" office:value="355.05">
                <text:p>355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28cm" svg:y="0.316cm" chart:style-name="ch2">
          <text:p>NE-213, "cup"</text:p>
        </chart:title>
        <chart:subtitle svg:x="6.845cm" svg:y="1.275cm" chart:style-name="ch3">
          <text:p>Slope of rate</text:p>
        </chart:subtitle>
        <chart:plot-area chart:style-name="ch4" table:cell-range-address="NE213.A5:NE213.A23 NE213.E5:NE213.E23" svg:x="1.331cm" svg:y="2.138cm" svg:width="14.349cm" svg:height="5.701cm">
          <chartooo:coordinate-region svg:x="2.614cm" svg:y="2.337cm" svg:width="12.178cm" svg:height="4.855cm"/>
          <chart:axis chart:dimension="x" chart:name="primary-x" chart:style-name="ch5">
            <chart:title svg:x="7.905cm" svg:y="8.019cm" chart:style-name="ch6">
              <text:p>Bias [V]</text:p>
            </chart:title>
          </chart:axis>
          <chart:axis chart:dimension="y" chart:name="primary-y" chart:style-name="ch7">
            <chart:title svg:x="0.451cm" svg:y="6.302cm" chart:style-name="ch8">
              <text:p>Slope of rate [s-1]</text:p>
            </chart:title>
            <chart:grid chart:style-name="ch9" chart:class="major"/>
          </chart:axis>
          <chart:series chart:style-name="ch10" chart:values-cell-range-address="NE213.E5:NE213.E23" chart:class="chart:scatter">
            <chart:domain table:cell-range-address="NE213.A5:NE213.A23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50.2">
                <text:p>1450.2</text:p>
                <draw:g>
                  <svg:desc>NE213.A5:NE213.A23</svg:desc>
                </draw:g>
              </table:table-cell>
              <table:table-cell office:value-type="float" office:value="1.42222222222222">
                <text:p>1.42222222222222</text:p>
                <draw:g>
                  <svg:desc>NE213.E5:NE213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.2">
                <text:p>1500.2</text:p>
              </table:table-cell>
              <table:table-cell office:value-type="float" office:value="3.61666666666667">
                <text:p>3.6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0.2">
                <text:p>1550.2</text:p>
              </table:table-cell>
              <table:table-cell office:value-type="float" office:value="9.22777777777778">
                <text:p>9.22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5.2">
                <text:p>1575.2</text:p>
              </table:table-cell>
              <table:table-cell office:value-type="float" office:value="43.3444444444445">
                <text:p>43.3444444444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.2">
                <text:p>1600.2</text:p>
              </table:table-cell>
              <table:table-cell office:value-type="float" office:value="254.8">
                <text:p>25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0.2">
                <text:p>1650.2</text:p>
              </table:table-cell>
              <table:table-cell office:value-type="float" office:value="1592.46111111111">
                <text:p>1592.4611111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.2">
                <text:p>1700.2</text:p>
              </table:table-cell>
              <table:table-cell office:value-type="float" office:value="1563.18333333333">
                <text:p>1563.18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.2">
                <text:p>1750.2</text:p>
              </table:table-cell>
              <table:table-cell office:value-type="float" office:value="1049.13333333333">
                <text:p>1049.1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.2">
                <text:p>1800.2</text:p>
              </table:table-cell>
              <table:table-cell office:value-type="float" office:value="782.966666666667">
                <text:p>782.9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0.2">
                <text:p>1850.2</text:p>
              </table:table-cell>
              <table:table-cell office:value-type="float" office:value="633.411111111111">
                <text:p>633.411111111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.4">
                <text:p>1900.4</text:p>
              </table:table-cell>
              <table:table-cell office:value-type="float" office:value="489.111111111111">
                <text:p>489.111111111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0.4">
                <text:p>1950.4</text:p>
              </table:table-cell>
              <table:table-cell office:value-type="float" office:value="467.561111111111">
                <text:p>467.56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.2">
                <text:p>2000.2</text:p>
              </table:table-cell>
              <table:table-cell office:value-type="float" office:value="366.016666666666">
                <text:p>366.016666666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0.4">
                <text:p>2050.4</text:p>
              </table:table-cell>
              <table:table-cell office:value-type="float" office:value="156.005555555555">
                <text:p>156.005555555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0.4">
                <text:p>2100.4</text:p>
              </table:table-cell>
              <table:table-cell office:value-type="float" office:value="342.611111111111">
                <text:p>342.611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50.4">
                <text:p>2150.4</text:p>
              </table:table-cell>
              <table:table-cell office:value-type="float" office:value="394.694444444444">
                <text:p>394.69444444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00.4">
                <text:p>2200.4</text:p>
              </table:table-cell>
              <table:table-cell office:value-type="float" office:value="317.599999999999">
                <text:p>317.5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50.4">
                <text:p>2250.4</text:p>
              </table:table-cell>
              <table:table-cell office:value-type="float" office:value="459.433333333334">
                <text:p>459.433333333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0.4">
                <text:p>2300.4</text:p>
              </table:table-cell>
              <table:table-cell office:value-type="float" office:value="462.049999999999">
                <text:p>462.04999999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26cm" svg:height="12.777cm" xlink:href=".." xlink:type="simple" chart:class="chart:scatter" chart:style-name="ch1">
        <chart:title svg:x="8.441cm" svg:y="0.391cm" chart:style-name="ch2">
          <text:p>NE-213, "cup"</text:p>
        </chart:title>
        <chart:subtitle svg:x="8.255cm" svg:y="1.425cm" chart:style-name="ch3">
          <text:p>bias measurement</text:p>
        </chart:subtitle>
        <chart:plot-area chart:style-name="ch4" table:cell-range-address="NE213.A4:NE213.A23 NE213.D4:NE213.D23" svg:x="1.407cm" svg:y="2.363cm" svg:width="18.023cm" svg:height="9.178cm">
          <chartooo:coordinate-region svg:x="2.69cm" svg:y="2.562cm" svg:width="15.852cm" svg:height="8.332cm"/>
          <chart:axis chart:dimension="x" chart:name="primary-x" chart:style-name="ch5">
            <chart:title svg:x="9.818cm" svg:y="11.796cm" chart:style-name="ch6">
              <text:p>Bias [V]</text:p>
            </chart:title>
          </chart:axis>
          <chart:axis chart:dimension="y" chart:name="primary-y" chart:style-name="ch7">
            <chart:title svg:x="0.451cm" svg:y="7.697cm" chart:style-name="ch8">
              <text:p>Rate [s-1]</text:p>
            </chart:title>
            <chart:grid chart:style-name="ch9" chart:class="major"/>
          </chart:axis>
          <chart:series chart:style-name="ch10" chart:values-cell-range-address="NE213.D4:NE213.D23" chart:class="chart:scatter">
            <chart:domain table:cell-range-address="NE213.A4:NE213.A23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.2">
                <text:p>1400.2</text:p>
                <draw:g>
                  <svg:desc>NE213.A4:NE213.A23</svg:desc>
                </draw:g>
              </table:table-cell>
              <table:table-cell office:value-type="float" office:value="1.38333333333333">
                <text:p>1.38333333333333</text:p>
                <draw:g>
                  <svg:desc>NE213.D4:NE213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0.2">
                <text:p>1450.2</text:p>
              </table:table-cell>
              <table:table-cell office:value-type="float" office:value="2.80555555555556">
                <text:p>2.80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.2">
                <text:p>1500.2</text:p>
              </table:table-cell>
              <table:table-cell office:value-type="float" office:value="6.42222222222222">
                <text:p>6.4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.2">
                <text:p>1550.2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5.2">
                <text:p>1575.2</text:p>
              </table:table-cell>
              <table:table-cell office:value-type="float" office:value="58.9944444444445">
                <text:p>58.9944444444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.2">
                <text:p>1600.2</text:p>
              </table:table-cell>
              <table:table-cell office:value-type="float" office:value="313.794444444444">
                <text:p>313.79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0.2">
                <text:p>1650.2</text:p>
              </table:table-cell>
              <table:table-cell office:value-type="float" office:value="1906.25555555556">
                <text:p>1906.2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.2">
                <text:p>1700.2</text:p>
              </table:table-cell>
              <table:table-cell office:value-type="float" office:value="3469.43888888889">
                <text:p>3469.43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.2">
                <text:p>1750.2</text:p>
              </table:table-cell>
              <table:table-cell office:value-type="float" office:value="4518.57222222222">
                <text:p>4518.57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.2">
                <text:p>1800.2</text:p>
              </table:table-cell>
              <table:table-cell office:value-type="float" office:value="5301.53888888889">
                <text:p>5301.53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0.2">
                <text:p>1850.2</text:p>
              </table:table-cell>
              <table:table-cell office:value-type="float" office:value="5934.95">
                <text:p>5934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.4">
                <text:p>1900.4</text:p>
              </table:table-cell>
              <table:table-cell office:value-type="float" office:value="6424.06111111111">
                <text:p>6424.06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0.4">
                <text:p>1950.4</text:p>
              </table:table-cell>
              <table:table-cell office:value-type="float" office:value="6891.62222222222">
                <text:p>6891.6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.2">
                <text:p>2000.2</text:p>
              </table:table-cell>
              <table:table-cell office:value-type="float" office:value="7257.63888888889">
                <text:p>7257.63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0.4">
                <text:p>2050.4</text:p>
              </table:table-cell>
              <table:table-cell office:value-type="float" office:value="7413.64444444444">
                <text:p>7413.6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.4">
                <text:p>2100.4</text:p>
              </table:table-cell>
              <table:table-cell office:value-type="float" office:value="7756.25555555556">
                <text:p>7756.2555555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.4">
                <text:p>2150.4</text:p>
              </table:table-cell>
              <table:table-cell office:value-type="float" office:value="8150.95">
                <text:p>8150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.4">
                <text:p>2200.4</text:p>
              </table:table-cell>
              <table:table-cell office:value-type="float" office:value="8468.55">
                <text:p>8468.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0.4">
                <text:p>2250.4</text:p>
              </table:table-cell>
              <table:table-cell office:value-type="float" office:value="8927.98333333333">
                <text:p>8927.9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.4">
                <text:p>2300.4</text:p>
              </table:table-cell>
              <table:table-cell office:value-type="float" office:value="9390.03333333333">
                <text:p>9390.0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67cm" svg:y="0.316cm" chart:style-name="ch2">
          <text:p>EJ-305, "cup"</text:p>
        </chart:title>
        <chart:subtitle svg:x="6.091cm" svg:y="1.275cm" chart:style-name="ch3">
          <text:p>current measurement</text:p>
        </chart:subtitle>
        <chart:plot-area chart:style-name="ch4" table:cell-range-address="EJ305.A4:EJ305.B23" svg:x="1.331cm" svg:y="2.138cm" svg:width="14.349cm" svg:height="5.701cm">
          <chartooo:coordinate-region svg:x="2.614cm" svg:y="2.337cm" svg:width="12.548cm" svg:height="4.855cm"/>
          <chart:axis chart:dimension="x" chart:name="primary-x" chart:style-name="ch5">
            <chart:title svg:x="7.905cm" svg:y="8.019cm" chart:style-name="ch6">
              <text:p>Bias [V]</text:p>
            </chart:title>
          </chart:axis>
          <chart:axis chart:dimension="y" chart:name="primary-y" chart:style-name="ch7">
            <chart:title svg:x="0.451cm" svg:y="5.905cm" chart:style-name="ch8">
              <text:p>Current [uA]</text:p>
            </chart:title>
            <chart:grid chart:style-name="ch9" chart:class="major"/>
          </chart:axis>
          <chart:series chart:style-name="ch10" chart:values-cell-range-address="EJ305.B4:EJ305.B23" chart:class="chart:scatter">
            <chart:domain table:cell-range-address="EJ305.A4:EJ305.A23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.2">
                <text:p>1400.2</text:p>
                <draw:g>
                  <svg:desc>EJ305.A4:EJ305.A23</svg:desc>
                </draw:g>
              </table:table-cell>
              <table:table-cell office:value-type="float" office:value="184.9">
                <text:p>184.9</text:p>
                <draw:g>
                  <svg:desc>EJ305.B4:EJ305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5.2">
                <text:p>1425.2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2">
                <text:p>1450.2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.2">
                <text:p>1500.2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0.2">
                <text:p>1550.2</text:p>
              </table:table-cell>
              <table:table-cell office:value-type="float" office:value="213.45">
                <text:p>213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0.2">
                <text:p>1600.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0.2">
                <text:p>1650.2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.2">
                <text:p>1700.2</text:p>
              </table:table-cell>
              <table:table-cell office:value-type="float" office:value="242.1">
                <text:p>24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0.4">
                <text:p>1750.4</text:p>
              </table:table-cell>
              <table:table-cell office:value-type="float" office:value="251.65">
                <text:p>251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.4">
                <text:p>1800.4</text:p>
              </table:table-cell>
              <table:table-cell office:value-type="float" office:value="261.25">
                <text:p>261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50.2">
                <text:p>1850.2</text:p>
              </table:table-cell>
              <table:table-cell office:value-type="float" office:value="270.8">
                <text:p>27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.4">
                <text:p>1900.4</text:p>
              </table:table-cell>
              <table:table-cell office:value-type="float" office:value="280.4">
                <text:p>28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0.4">
                <text:p>1950.4</text:p>
              </table:table-cell>
              <table:table-cell office:value-type="float" office:value="289.95">
                <text:p>289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.2">
                <text:p>2000.2</text:p>
              </table:table-cell>
              <table:table-cell office:value-type="float" office:value="299.55">
                <text:p>299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0.4">
                <text:p>2050.4</text:p>
              </table:table-cell>
              <table:table-cell office:value-type="float" office:value="309.2">
                <text:p>30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0.6">
                <text:p>2100.6</text:p>
              </table:table-cell>
              <table:table-cell office:value-type="float" office:value="318.85">
                <text:p>318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0.4">
                <text:p>2150.4</text:p>
              </table:table-cell>
              <table:table-cell office:value-type="float" office:value="328.5">
                <text:p>32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0.6">
                <text:p>2200.6</text:p>
              </table:table-cell>
              <table:table-cell office:value-type="float" office:value="338.2">
                <text:p>33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50.4">
                <text:p>2250.4</text:p>
              </table:table-cell>
              <table:table-cell office:value-type="float" office:value="347.9">
                <text:p>347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0.4">
                <text:p>2300.4</text:p>
              </table:table-cell>
              <table:table-cell office:value-type="float" office:value="357.65">
                <text:p>357.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